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1"/>
    </style:style>
    <style:style style:name="ce184" style:family="table-cell" style:parent-style-name="Default">
      <style:text-properties style:font-name="DejaVu Sans Mono1"/>
    </style:style>
    <style:style style:name="ce185" style:family="table-cell" style:parent-style-name="Default">
      <style:text-properties style:use-window-font-color="true" style:font-name="DejaVu Sans Mono1"/>
    </style:style>
    <style:style style:name="ce183" style:family="table-cell" style:parent-style-name="Default">
      <style:table-cell-properties fo:border="none"/>
      <style:text-properties style:font-name="DejaVu Sans Mono1"/>
    </style:style>
    <style:style style:name="ce187" style:family="table-cell" style:parent-style-name="Default">
      <style:table-cell-properties fo:border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64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6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7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" fo:font-size="9pt" style:font-size-asian="9pt" style:font-size-complex="9pt"/>
    </style:style>
    <style:style style:name="ce7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7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8" style:family="table-cell" style:parent-style-name="Default" style:data-style-name="N99">
      <style:map style:condition="cell-content()=1" style:apply-style-name="Bad" style:base-cell-address="'Rough - DCS FA18C'.N2"/>
    </style:style>
    <style:style style:name="ce79" style:family="table-cell" style:parent-style-name="Default">
      <style:map style:condition="cell-content()=0" style:apply-style-name="Bad" style:base-cell-address="'Rough - Elite Dangerous'.B2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8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4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6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map style:condition="cell-content()=0" style:apply-style-name="Bad" style:base-cell-address="'Scratch - Commands'.D3"/>
    </style:style>
    <style:style style:name="ce9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9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0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3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97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0" table:formula="of:=AND(ISBLANK([.$E70]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03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97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0" table:formula="of:=AND(ISBLANK([.$E71]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03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12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97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0" table:formula="of:=AND(ISBLANK([.$E74]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03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O_U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97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0" table:formula="of:=AND(ISBLANK([.$E78]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03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97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0" table:formula="of:=AND(ISBLANK([.$E84]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03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97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0" table:formula="of:=AND(ISBLANK([.$E85]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03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5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97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0" table:formula="of:=AND(ISBLANK([.$E106]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03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97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0" table:formula="of:=AND(ISBLANK([.$E111]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03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97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0" table:formula="of:=AND(ISBLANK([.$E115]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03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97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0" table:formula="of:=AND(ISBLANK([.$E118]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03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97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0" table:formula="of:=AND(ISBLANK([.$E121]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03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97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0" table:formula="of:=AND(ISBLANK([.$E124]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03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97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0" table:formula="of:=AND(ISBLANK([.$E127]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03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97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0" table:formula="of:=AND(ISBLANK([.$E128]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03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97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0" table:formula="of:=AND(ISBLANK([.$E131]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03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97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0" table:formula="of:=AND(ISBLANK([.$E135]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03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97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0" table:formula="of:=AND(ISBLANK([.$E139]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03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97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0" table:formula="of:=AND(ISBLANK([.$E144]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03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97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0" table:formula="of:=AND(ISBLANK([.$E151]);NOT(ISBLANK([.$I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03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97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0" table:formula="of:=AND(ISBLANK([.$E156]);NOT(ISBLANK([.$I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03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97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0" table:formula="of:=AND(ISBLANK([.$E161]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03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97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0" table:formula="of:=AND(ISBLANK([.$E162]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03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<text:span text:style-name="T15">Ship D [I_D]</text:span>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8]));OR(NOT(ISBLANK([.$F168]));OR(NOT(ISBLANK([.$G168]));NOT(ISBLANK([.$H168])))))" office:value-type="boolean" office:boolean-value="true" calcext:value-type="boolean">
            <text:p>TRUE</text:p>
          </table:table-cell>
          <table:table-cell table:style-name="ce197" table:formula="of:=OR(OR(OR(IF([.$P168]=1);IF([.$Q168]=1));IF([.$R168]=1));IF([.$S168]=1))" office:value-type="boolean" office:boolean-value="false" calcext:value-type="boolean">
            <text:p>FALSE</text:p>
          </table:table-cell>
          <table:table-cell table:style-name="ce200" table:formula="of:=AND(ISBLANK([.$E168]);NOT(ISBLANK([.$I168])))" office:value-type="boolean" office:boolean-value="false" calcext:value-type="boolean">
            <text:p>FALSE</text:p>
          </table:table-cell>
          <table:table-cell table:style-name="ce203" table:formula="of:=AND(AND(ISBLANK([.$E168]);AND(ISBLANK([.$F168]);AND(ISBLANK([.$G168]);ISBLANK([.$H168]))));NOT(ISBLANK([.$I168])))" office:value-type="boolean" office:boolean-value="false" calcext:value-type="boolean">
            <text:p>FALSE</text:p>
          </table:table-cell>
          <table:table-cell table:style-name="ce203" table:formula="of:=AND(AND(ISBLANK([.$E168]);AND(ISBLANK([.$F168]);AND(ISBLANK([.$G168]);ISBLANK([.$H168]))));NOT(ISBLANK([.$J168])))" office:value-type="boolean" office:boolean-value="false" calcext:value-type="boolean">
            <text:p>FALSE</text:p>
          </table:table-cell>
          <table:table-cell table:style-name="ce203" table:formula="of:=AND(AND(ISBLANK([.$E168]);AND(ISBLANK([.$F168]);AND(ISBLANK([.$G168]);ISBLANK([.$H168]))));NOT(ISBLANK([.$K168])))" office:value-type="boolean" office:boolean-value="false" calcext:value-type="boolean">
            <text:p>FALSE</text:p>
          </table:table-cell>
          <table:table-cell table:style-name="ce203" table:formula="of:=AND(AND(ISBLANK([.$E168]);AND(ISBLANK([.$F168]);AND(ISBLANK([.$G168]);ISBLANK([.$H168]))));NOT(ISBLANK([.$L1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UNUSUAL DUPLICATE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<text:span text:style-name="T15">Ship U [I_D]</text:span> (sp)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97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0" table:formula="of:=AND(ISBLANK([.$E175]);NOT(ISBLANK([.$I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03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9]));OR(NOT(ISBLANK([.$F179]));OR(NOT(ISBLANK([.$G179]));NOT(ISBLANK([.$H179])))))" office:value-type="boolean" office:boolean-value="true" calcext:value-type="boolean">
            <text:p>TRUE</text:p>
          </table:table-cell>
          <table:table-cell table:style-name="ce197" table:formula="of:=OR(OR(OR(IF([.$P179]=1);IF([.$Q179]=1));IF([.$R179]=1));IF([.$S179]=1))" office:value-type="boolean" office:boolean-value="false" calcext:value-type="boolean">
            <text:p>FALSE</text:p>
          </table:table-cell>
          <table:table-cell table:style-name="ce200" table:formula="of:=AND(ISBLANK([.$E179]);NOT(ISBLANK([.$I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J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L1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1]));OR(NOT(ISBLANK([.$F181]));OR(NOT(ISBLANK([.$G181]));NOT(ISBLANK([.$H181])))))" office:value-type="boolean" office:boolean-value="true" calcext:value-type="boolean">
            <text:p>TRUE</text:p>
          </table:table-cell>
          <table:table-cell table:style-name="ce197" table:formula="of:=OR(OR(OR(IF([.$P181]=1);IF([.$Q181]=1));IF([.$R181]=1));IF([.$S181]=1))" office:value-type="boolean" office:boolean-value="false" calcext:value-type="boolean">
            <text:p>FALSE</text:p>
          </table:table-cell>
          <table:table-cell table:style-name="ce200" table:formula="of:=AND(ISBLANK([.$E181]);NOT(ISBLANK([.$I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J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L1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814.9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97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200" table:formula="of:=AND(ISBLANK([.$E188]);NOT(ISBLANK([.$I188])))" office:value-type="boolean" office:boolean-value="false" calcext:value-type="boolean">
            <text:p>FALSE</text:p>
          </table:table-cell>
          <table:table-cell table:style-name="ce203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203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203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203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97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200" table:formula="of:=AND(ISBLANK([.$E190]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97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0" table:formula="of:=AND(ISBLANK([.$E191]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03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97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0" table:formula="of:=AND(ISBLANK([.$E200]);NOT(ISBLANK([.$I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03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210.28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263.06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291.3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4]));OR(NOT(ISBLANK([.$F204]));OR(NOT(ISBLANK([.$G204]));NOT(ISBLANK([.$H204])))))" office:value-type="boolean" office:boolean-value="true" calcext:value-type="boolean">
            <text:p>TRUE</text:p>
          </table:table-cell>
          <table:table-cell table:style-name="ce197" table:formula="of:=OR(OR(OR(IF([.$P204]=1);IF([.$Q204]=1));IF([.$R204]=1));IF([.$S204]=1))" office:value-type="boolean" office:boolean-value="false" calcext:value-type="boolean">
            <text:p>FALSE</text:p>
          </table:table-cell>
          <table:table-cell table:style-name="ce200" table:formula="of:=AND(ISBLANK([.$E204]);NOT(ISBLANK([.$I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I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J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L2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ensors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5]));OR(NOT(ISBLANK([.$F205]));OR(NOT(ISBLANK([.$G205]));NOT(ISBLANK([.$H205])))))" office:value-type="boolean" office:boolean-value="true" calcext:value-type="boolean">
            <text:p>TRUE</text:p>
          </table:table-cell>
          <table:table-cell table:style-name="ce197" table:formula="of:=OR(OR(OR(IF([.$P205]=1);IF([.$Q205]=1));IF([.$R205]=1));IF([.$S205]=1))" office:value-type="boolean" office:boolean-value="false" calcext:value-type="boolean">
            <text:p>FALSE</text:p>
          </table:table-cell>
          <table:table-cell table:style-name="ce200" table:formula="of:=AND(ISBLANK([.$E205]);NOT(ISBLANK([.$I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I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J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L2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6]));OR(NOT(ISBLANK([.$F206]));OR(NOT(ISBLANK([.$G206]));NOT(ISBLANK([.$H206])))))" office:value-type="boolean" office:boolean-value="true" calcext:value-type="boolean">
            <text:p>TRUE</text:p>
          </table:table-cell>
          <table:table-cell table:style-name="ce197" table:formula="of:=OR(OR(OR(IF([.$P206]=1);IF([.$Q206]=1));IF([.$R206]=1));IF([.$S206]=1))" office:value-type="boolean" office:boolean-value="false" calcext:value-type="boolean">
            <text:p>FALSE</text:p>
          </table:table-cell>
          <table:table-cell table:style-name="ce200" table:formula="of:=AND(ISBLANK([.$E206]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J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K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L2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7]));OR(NOT(ISBLANK([.$F207]));OR(NOT(ISBLANK([.$G207]));NOT(ISBLANK([.$H207])))))" office:value-type="boolean" office:boolean-value="true" calcext:value-type="boolean">
            <text:p>TRUE</text:p>
          </table:table-cell>
          <table:table-cell table:style-name="ce197" table:formula="of:=OR(OR(OR(IF([.$P207]=1);IF([.$Q207]=1));IF([.$R207]=1));IF([.$S207]=1))" office:value-type="boolean" office:boolean-value="false" calcext:value-type="boolean">
            <text:p>FALSE</text:p>
          </table:table-cell>
          <table:table-cell table:style-name="ce200" table:formula="of:=AND(ISBLANK([.$E207]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J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K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L2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7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5:Commands.E175 Commands.M175:Commands.M175 Commands.D177:Commands.E177 Commands.M177:Commands.M177 Commands.D179:Commands.E179 Commands.M179:Commands.M179 Commands.D181:Commands.E181 Commands.M181:Commands.M181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93:Commands.E193 Commands.M193:Commands.M193 Commands.D195:Commands.E195 Commands.M195:Commands.M195 Commands.D197:Commands.E197 Commands.M197:Commands.M197 Commands.M123:Commands.M123 Commands.D146:Commands.E146 Commands.M146:Commands.M146 Commands.D148:Commands.E148 Commands.M148:Commands.M148 Commands.D141:Commands.E141 Commands.M141:Commands.M141 Commands.M167:Commands.M169 Commands.D171:Commands.E171 Commands.M171:Commands.M173 Commands.D188:Commands.E188 Commands.M188:Commands.M188 Commands.D165:Commands.E165 Commands.M165:Commands.M165 Commands.E199:Commands.E207 Commands.M199:Commands.M207 Commands.D190:Commands.E191 Commands.M190:Commands.M191 Commands.M42:Commands.M48 Commands.D42:Commands.E48 Commands.D105:Commands.E108 Commands.M105:Commands.M108 Commands.E167:Commands.E169 Commands.E172:Commands.E173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64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7" table:formula="of:=AND(ISBLANK([.$C2]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7" table:formula="of:=AND(ISBLANK([.$C6]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4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X</text:p>
          </table:table-cell>
          <table:table-cell table:style-name="ce67" office:value-type="string" calcext:value-type="string">
            <text:p>T16KTR_<text:span text:style-name="T4">TH-X</text:span></text:p>
          </table:table-cell>
          <table:table-cell table:style-name="ce70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Y</text:p>
          </table:table-cell>
          <table:table-cell table:style-name="ce67" office:value-type="string" calcext:value-type="string">
            <text:p>T16KTR_<text:span text:style-name="T4">TH-Y</text:span></text:p>
          </table:table-cell>
          <table:table-cell table:style-name="ce70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72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72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72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72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72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72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72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79" office:value-type="string" calcext:value-type="string">
            <text:p>L_ALT v</text:p>
          </table:table-cell>
          <table:table-cell table:style-name="ce80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4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5" table:formula="of:=AND(ISBLANK([.$C2]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79" office:value-type="string" calcext:value-type="string">
            <text:p>R_ALT v</text:p>
          </table:table-cell>
          <table:table-cell table:style-name="ce80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5" table:formula="of:=AND(ISBLANK([.$C3]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8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80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80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80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80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82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72.88pt" svg:x="105.39pt" svg:y="1224.68pt" draw:caption-point-x="-17.29pt" draw:caption-point-y="42.8pt">
              <dc:date>2020-02-26T00:00:00</dc:date>
              <text:p text:style-name="P1"><text:span text:style-name="T1">Assume GLOBAL conflicts may exist. Avoid GLOBAL bind if possible.</text:span>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88.66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339.88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7" draw:text-style-name="P2" svg:width="190.03pt" svg:height="103.32pt" svg:x="825.59pt" svg:y="1339.88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8" draw:text-style-name="P2" svg:width="82.18pt" svg:height="106.47pt" svg:x="105.39pt" svg:y="1352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7" draw:text-style-name="P2" svg:width="190.03pt" svg:height="103.32pt" svg:x="825.59pt" svg:y="1352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78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78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544.66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0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91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0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table:style-name="ce91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91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0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91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19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9" table:formula="of:=AND(ISBLANK([.$E3]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9" table:formula="of:=AND(ISBLANK([.$E4]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8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9" table:formula="of:=AND(ISBLANK([.$E5]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9" table:formula="of:=AND(ISBLANK([.$E7]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9" table:formula="of:=AND(ISBLANK([.$E8]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9" table:formula="of:=AND(ISBLANK([.$E11]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8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9" table:formula="of:=AND(ISBLANK([.$E12]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9" table:formula="of:=AND(ISBLANK([.$E14]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8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9" table:formula="of:=AND(ISBLANK([.$E16]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4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3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8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9" table:formula="of:=AND(ISBLANK([.$E30]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8:11:24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3-04T18:12:27.985000000</dc:date>
    <meta:editing-duration>P11DT13H32M52S</meta:editing-duration>
    <meta:editing-cycles>938</meta:editing-cycles>
    <meta:document-statistic meta:table-count="6" meta:cell-count="2255" meta:object-count="0"/>
  </office:meta>
</office:document-meta>
</file>